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Sarif" svg:font-family="LibreSa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f7f9" officeooo:paragraph-rsid="0016f7f9" style:font-weight-asian="bold" style:font-weight-complex="bold"/>
    </style:style>
    <style:style style:name="P2" style:family="paragraph" style:parent-style-name="Standard">
      <style:text-properties style:font-name="Arial" fo:font-weight="normal" officeooo:rsid="0016f7f9" officeooo:paragraph-rsid="0016f7f9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17202b" officeooo:paragraph-rsid="0017202b" style:font-weight-asian="normal" style:font-weight-complex="normal"/>
    </style:style>
    <style:style style:name="P4" style:family="paragraph" style:parent-style-name="Standard">
      <style:text-properties style:font-name="Arial" fo:font-weight="bold" officeooo:rsid="0016f7f9" officeooo:paragraph-rsid="0016f7f9" style:font-weight-asian="bold" style:font-weight-complex="bold"/>
    </style:style>
    <style:style style:name="P5" style:family="paragraph" style:parent-style-name="Standard">
      <style:text-properties style:font-name="Arial" fo:font-weight="bold" officeooo:rsid="0016f7f9" officeooo:paragraph-rsid="00190905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6f7f9" officeooo:paragraph-rsid="0016f7f9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7202b" officeooo:paragraph-rsid="0017202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090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><text:tab/><text:span text:style-name="T1">Если на полотне четное количество клеток, то крестиков и пустых клеток поровну. Если нечетное — то крестиков на один больше.</text:span></text:p>
      <text:p text:style-name="P1"><text:span text:style-name="T1"/></text:p>
      <text:p text:style-name="P2">n = int(input()) </text:p>
      <text:p text:style-name="P2">m = int(input()) </text:p>
      <text:p text:style-name="P2">if n * m % 2 == 0: </text:p>
      <text:p text:style-name="P2"><text:tab/>print(n * m // 2) </text:p>
      <text:p text:style-name="P2">else: </text:p>
      <text:p text:style-name="P2"><text:tab/>print(n * m // 2 + 1)</text:p>
      <text:p text:style-name="P2"/>
      <text:p text:style-name="P6">Задача 2.</text:p>
      <text:p text:style-name="P6"><text:tab/><text:span text:style-name="T1">Простое решение (не работает на больших числах).</text:span></text:p>
      <text:p text:style-name="P6"><text:span text:style-name="T1">Будем моделировать календарь данной планеты. Заметим, что если пронумеровать дни недели от 1 до 6 и воскресенье считать 0-ым, то для получения дня недели 13-го числа у следующего месяца, необходимо к текущему номеру дня недели (с учетом перенумерации) прибавить 30 и взять остаток от деления на 7.</text:span></text:p>
      <text:p text:style-name="P6"><text:span text:style-name="T1"/></text:p>
      <text:p text:style-name="P4"><text:span text:style-name="T1">N = int(input()) </text:span></text:p>
      <text:p text:style-name="P4"><text:span text:style-name="T1">k = int(input()) </text:span></text:p>
      <text:p text:style-name="P4"><text:span text:style-name="T1">result = 0 </text:span></text:p>
      <text:p text:style-name="P4"><text:span text:style-name="T1">k = (k + 12) % 7 </text:span></text:p>
      <text:p text:style-name="P4"><text:span text:style-name="T1">for i in range(N): </text:span></text:p>
      <text:p text:style-name="P4"><text:span text:style-name="T1">if k == 5: </text:span></text:p>
      <text:p text:style-name="P4"><text:span text:style-name="T1"><text:tab/>result += 1 </text:span></text:p>
      <text:p text:style-name="P4"><text:span text:style-name="T1"><text:tab/>k = (k + 30) % 7 </text:span></text:p>
      <text:p text:style-name="P4"><text:span text:style-name="T1">print(result)</text:span></text:p>
      <text:p text:style-name="P4"><text:span text:style-name="T1"/></text:p>
      <text:p text:style-name="P6"><text:tab/><text:span text:style-name="T1">Продвинутое решение.</text:span></text:p>
      <text:p text:style-name="P7"><text:span text:style-name="T1">Заметим, что числа 7 и 30 — взаимно простые. Это означает, что последовательность дней, на которые выпадают 13 числа месяца будет являться циклом длинны 7: пятница, воскресенье, вторник, четверг, суббота, понедельник, среда. Таким образом необходимо найти первый месяц с пятницой 13, а после добавить количество оставшихся месяцев в этом году, деленное на 7. </text:span></text:p>
      <text:p text:style-name="P7"><text:span text:style-name="T1"/></text:p>
      <text:p text:style-name="P3">N = int(input()) </text:p>
      <text:p text:style-name="P3">k = int(input()) </text:p>
      <text:p text:style-name="P3">k = (k + 12) % 7 </text:p>
      <text:p text:style-name="P3">i = 1 </text:p>
      <text:p text:style-name="P3">while i &lt;= N and k != 5: </text:p>
      <text:p text:style-name="P3"><text:tab/>i += 1 </text:p>
      <text:p text:style-name="P3"><text:tab/>k = (k + 30) % 7 </text:p>
      <text:p text:style-name="P3">if i &gt; N: </text:p>
      <text:p text:style-name="P3"><text:tab/>print(0) </text:p>
      <text:p text:style-name="P3">else: </text:p>
      <text:p text:style-name="P3"><text:tab/>print(1 + (N - i) // 7)</text:p>
      <text:p text:style-name="P7"><text:span text:style-name="T1"/></text:p>
      <text:p text:style-name="P6">Задача 3.</text:p>
      <text:p text:style-name="P6"><text:tab/><text:span text:style-name="T2">Заменим в строке все символы на символ S, а все числа на символ N. Очевидно, что после замены идентификаторы туристов будут выглядеть как SNNNSS, менеджеров-администраторов как SSNNN и так далее. </text:span></text:p>
      <text:p text:style-name="P6"><text:soft-page-break/><text:span text:style-name="T2"><text:tab/>Осталось только проверить полученную строку на нужное соответствие и вывести ответ.</text:span></text:p>
      <text:p text:style-name="P6"><text:span text:style-name="T2"/></text:p>
      <text:p text:style-name="P5"><text:span text:style-name="T2">for i in range(3): </text:span></text:p>
      <text:p text:style-name="P5"><text:span text:style-name="T2"><text:tab/>S = input() </text:span></text:p>
      <text:p text:style-name="P5"><text:span text:style-name="T2"><text:tab/>T = "" </text:span></text:p>
      <text:p text:style-name="P5"><text:span text:style-name="T2"><text:tab/>for char in T: </text:span></text:p>
      <text:p text:style-name="P5"><text:span text:style-name="T2"><text:tab/><text:tab/>if "0" &lt;= char &lt;= "9": </text:span></text:p>
      <text:p text:style-name="P5"><text:span text:style-name="T2"><text:tab/><text:tab/><text:tab/>T += "N" </text:span></text:p>
      <text:p text:style-name="P5"><text:span text:style-name="T2"><text:tab/><text:tab/>else: </text:span></text:p>
      <text:p text:style-name="P5"><text:span text:style-name="T2"><text:tab/><text:tab/><text:tab/>T += "S" </text:span></text:p>
      <text:p text:style-name="P5"><text:span text:style-name="T2"><text:tab/>if T == "NSSSNN": </text:span></text:p>
      <text:p text:style-name="P5"><text:span text:style-name="T2"><text:tab/><text:tab/>print(1) </text:span></text:p>
      <text:p text:style-name="P5"><text:span text:style-name="T2"><text:tab/>elif T == "SSNNN": </text:span></text:p>
      <text:p text:style-name="P5"><text:span text:style-name="T2"><text:tab/><text:tab/>print(2) </text:span></text:p>
      <text:p text:style-name="P5"><text:span text:style-name="T2"><text:tab/>elif T == "SSNNNN": </text:span></text:p>
      <text:p text:style-name="P5"><text:span text:style-name="T2"><text:tab/><text:tab/>print(3) </text:span></text:p>
      <text:p text:style-name="P5"><text:span text:style-name="T2"><text:tab/>elif T == "NNNNSS": </text:span></text:p>
      <text:p text:style-name="P5"><text:span text:style-name="T2"><text:tab/><text:tab/>print(4) </text:span></text:p>
      <text:p text:style-name="P5"><text:span text:style-name="T2"><text:tab/>else: </text:span></text:p>
      <text:p text:style-name="P5"><text:span text:style-name="T2"><text:tab/><text:tab/>print(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Sarif" svg:font-family="LibreSa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0:02:03.012724671</meta:creation-date>
    <meta:generator>LibreOffice/5.1.4.2$Linux_X86_64 LibreOffice_project/10m0$Build-2</meta:generator>
    <dc:date>2016-09-24T20:28:34.994327592</dc:date>
    <meta:editing-duration>PT15M40S</meta:editing-duration>
    <meta:editing-cycles>2</meta:editing-cycles>
    <meta:document-statistic meta:table-count="0" meta:image-count="0" meta:object-count="0" meta:page-count="2" meta:paragraph-count="54" meta:word-count="332" meta:character-count="1808" meta:non-whitespace-character-count="1445"/>
  </office:meta>
</office:document-meta>
</file>